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1:value-type="string" table:style-name="ce1" office:value-type="string">
            <text:p>Gemeente</text:p>
          </table:table-cell>
          <table:table-cell ns41:value-type="string" table:style-name="ce7" office:value-type="string">
            <text:p>Geslacht</text:p>
          </table:table-cell>
          <table:table-cell ns41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1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1" office:value="12558" office:value-type="float">
            <text:p>125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95" office:value-type="float">
            <text:p>5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93" office:value-type="float">
            <text:p>112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95" office:value-type="float">
            <text:p>4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68" office:value-type="float">
            <text:p>141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26" office:value-type="float">
            <text:p>2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19" office:value-type="float">
            <text:p>90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48" office:value-type="float">
            <text:p>8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87" office:value-type="float">
            <text:p>7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94" office:value-type="float">
            <text:p>455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60" office:value-type="float">
            <text:p>32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886" office:value-type="float">
            <text:p>74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617" office:value-type="float">
            <text:p>34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87" office:value-type="float">
            <text:p>4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13" office:value-type="float">
            <text:p>28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6" office:value-type="float">
            <text:p>5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9" office:value-type="float">
            <text:p>1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71" office:value-type="float">
            <text:p>3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439" office:value-type="float">
            <text:p>62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657" office:value-type="float">
            <text:p>36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1662" office:value-type="float">
            <text:p>361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51" office:value-type="float">
            <text:p>3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78" office:value-type="float">
            <text:p>24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59" office:value-type="float">
            <text:p>70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374" office:value-type="float">
            <text:p>75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23" office:value-type="float">
            <text:p>60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2" office:value-type="float">
            <text:p>4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456" office:value-type="float">
            <text:p>68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701" office:value-type="float">
            <text:p>28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41" office:value-type="float">
            <text:p>80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02" office:value-type="float">
            <text:p>7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90" office:value-type="float">
            <text:p>60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29" office:value-type="float">
            <text:p>3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57" office:value-type="float">
            <text:p>11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81" office:value-type="float">
            <text:p>15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039" office:value-type="float">
            <text:p>240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39" office:value-type="float">
            <text:p>5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00" office:value-type="float">
            <text:p>8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45" office:value-type="float">
            <text:p>4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2" office:value-type="float">
            <text:p>6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72" office:value-type="float">
            <text:p>2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60" office:value-type="float">
            <text:p>4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77" office:value-type="float">
            <text:p>9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2" office:value-type="float">
            <text:p>2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87" office:value-type="float">
            <text:p>45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59" office:value-type="float">
            <text:p>91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70" office:value-type="float">
            <text:p>67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82" office:value-type="float">
            <text:p>6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356" office:value-type="float">
            <text:p>323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195" office:value-type="float">
            <text:p>91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54" office:value-type="float">
            <text:p>6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54" office:value-type="float">
            <text:p>8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88" office:value-type="float">
            <text:p>14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99" office:value-type="float">
            <text:p>6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13" office:value-type="float">
            <text:p>13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02" office:value-type="float">
            <text:p>128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529" office:value-type="float">
            <text:p>17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94" office:value-type="float">
            <text:p>5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112" office:value-type="float">
            <text:p>15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92" office:value-type="float">
            <text:p>95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50" office:value-type="float">
            <text:p>9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5" office:value-type="float">
            <text:p>4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68" office:value-type="float">
            <text:p>5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35" office:value-type="float">
            <text:p>79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90" office:value-type="float">
            <text:p>93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00" office:value-type="float">
            <text:p>9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49" office:value-type="float">
            <text:p>37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64" office:value-type="float">
            <text:p>45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29" office:value-type="float">
            <text:p>5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48" office:value-type="float">
            <text:p>131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53" office:value-type="float">
            <text:p>7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94" office:value-type="float">
            <text:p>110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49" office:value-type="float">
            <text:p>11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70" office:value-type="float">
            <text:p>144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25" office:value-type="float">
            <text:p>146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992" office:value-type="float">
            <text:p>78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44" office:value-type="float">
            <text:p>6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30" office:value-type="float">
            <text:p>70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904" office:value-type="float">
            <text:p>79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1" office:value-type="float">
            <text:p>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75" office:value-type="float">
            <text:p>10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27" office:value-type="float">
            <text:p>14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80" office:value-type="float">
            <text:p>67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01" office:value-type="float">
            <text:p>9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29" office:value-type="float">
            <text:p>12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388" office:value-type="float">
            <text:p>143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539" office:value-type="float">
            <text:p>31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85" office:value-type="float">
            <text:p>112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49" office:value-type="float">
            <text:p>177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70" office:value-type="float">
            <text:p>10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67" office:value-type="float">
            <text:p>6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56" office:value-type="float">
            <text:p>122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31" office:value-type="float">
            <text:p>12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62" office:value-type="float">
            <text:p>9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254" office:value-type="float">
            <text:p>50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29" office:value-type="float">
            <text:p>144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49" office:value-type="float">
            <text:p>6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152" office:value-type="float">
            <text:p>16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61" office:value-type="float">
            <text:p>41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47" office:value-type="float">
            <text:p>11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50" office:value-type="float">
            <text:p>1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91" office:value-type="float">
            <text:p>4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95" office:value-type="float">
            <text:p>2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2" office:value-type="float">
            <text:p>57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513" office:value-type="float">
            <text:p>23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37" office:value-type="float">
            <text:p>12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460" office:value-type="float">
            <text:p>124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32" office:value-type="float">
            <text:p>4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042" office:value-type="float">
            <text:p>59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6" office:value-type="float">
            <text:p>5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364" office:value-type="float">
            <text:p>133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86" office:value-type="float">
            <text:p>17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4" office:value-type="float">
            <text:p>85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85" office:value-type="float">
            <text:p>126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20" office:value-type="float">
            <text:p>9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67" office:value-type="float">
            <text:p>3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57" office:value-type="float">
            <text:p>139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300" office:value-type="float">
            <text:p>50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31" office:value-type="float">
            <text:p>9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7" office:value-type="float">
            <text:p>56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51" office:value-type="float">
            <text:p>85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828" office:value-type="float">
            <text:p>1018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723" office:value-type="float">
            <text:p>107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46" office:value-type="float">
            <text:p>82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187" office:value-type="float">
            <text:p>53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56" office:value-type="float">
            <text:p>84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473" office:value-type="float">
            <text:p>764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20" office:value-type="float">
            <text:p>16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31" office:value-type="float">
            <text:p>132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722" office:value-type="float">
            <text:p>187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40" office:value-type="float">
            <text:p>4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61" office:value-type="float">
            <text:p>5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42" office:value-type="float">
            <text:p>12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872" office:value-type="float">
            <text:p>138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47" office:value-type="float">
            <text:p>16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62" office:value-type="float">
            <text:p>14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36" office:value-type="float">
            <text:p>3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28" office:value-type="float">
            <text:p>7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98" office:value-type="float">
            <text:p>12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74" office:value-type="float">
            <text:p>5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424" office:value-type="float">
            <text:p>17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166" office:value-type="float">
            <text:p>111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57" office:value-type="float">
            <text:p>6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76" office:value-type="float">
            <text:p>166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34" office:value-type="float">
            <text:p>65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86" office:value-type="float">
            <text:p>35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3" office:value-type="float">
            <text:p>4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10" office:value-type="float">
            <text:p>3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33" office:value-type="float">
            <text:p>65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8" office:value-type="float">
            <text:p>4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6" office:value-type="float">
            <text:p>43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627" office:value-type="float">
            <text:p>215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25" office:value-type="float">
            <text:p>9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01" office:value-type="float">
            <text:p>4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801" office:value-type="float">
            <text:p>858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055" office:value-type="float">
            <text:p>6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21" office:value-type="float">
            <text:p>35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9" office:value-type="float">
            <text:p>7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28" office:value-type="float">
            <text:p>122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9" office:value-type="float">
            <text:p>7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67" office:value-type="float">
            <text:p>71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751" office:value-type="float">
            <text:p>27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741" office:value-type="float">
            <text:p>567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41" office:value-type="float">
            <text:p>49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724" office:value-type="float">
            <text:p>14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26" office:value-type="float">
            <text:p>76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825" office:value-type="float">
            <text:p>178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797" office:value-type="float">
            <text:p>19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11" office:value-type="float">
            <text:p>8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790" office:value-type="float">
            <text:p>8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1" office:value-type="float">
            <text:p>7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71" office:value-type="float">
            <text:p>7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24" office:value-type="float">
            <text:p>39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34" office:value-type="float">
            <text:p>4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8" office:value-type="float">
            <text:p>56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1" office:value-type="float">
            <text:p>41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619" office:value-type="float">
            <text:p>17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13" office:value-type="float">
            <text:p>122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38" office:value-type="float">
            <text:p>89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71" office:value-type="float">
            <text:p>202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197" office:value-type="float">
            <text:p>231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655" office:value-type="float">
            <text:p>466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76" office:value-type="float">
            <text:p>77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11" office:value-type="float">
            <text:p>108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61" office:value-type="float">
            <text:p>99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682" office:value-type="float">
            <text:p>29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992" office:value-type="float">
            <text:p>179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89" office:value-type="float">
            <text:p>19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649" office:value-type="float">
            <text:p>40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33" office:value-type="float">
            <text:p>104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84" office:value-type="float">
            <text:p>42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856" office:value-type="float">
            <text:p>39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250" office:value-type="float">
            <text:p>642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36" office:value-type="float">
            <text:p>81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08" office:value-type="float">
            <text:p>217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39" office:value-type="float">
            <text:p>61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244" office:value-type="float">
            <text:p>10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567" office:value-type="float">
            <text:p>7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800" office:value-type="float">
            <text:p>398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04" office:value-type="float">
            <text:p>40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87" office:value-type="float">
            <text:p>260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62" office:value-type="float">
            <text:p>163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460" office:value-type="float">
            <text:p>324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44" office:value-type="float">
            <text:p>9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794" office:value-type="float">
            <text:p>17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468" office:value-type="float">
            <text:p>20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50" office:value-type="float">
            <text:p>98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084" office:value-type="float">
            <text:p>30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03" office:value-type="float">
            <text:p>2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86" office:value-type="float">
            <text:p>7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14" office:value-type="float">
            <text:p>152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84" office:value-type="float">
            <text:p>5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251" office:value-type="float">
            <text:p>16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5" office:value-type="float">
            <text:p>56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342" office:value-type="float">
            <text:p>20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47" office:value-type="float">
            <text:p>25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40" office:value-type="float">
            <text:p>67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1" office:value-type="float">
            <text:p>5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149" office:value-type="float">
            <text:p>14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83" office:value-type="float">
            <text:p>10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46" office:value-type="float">
            <text:p>73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71" office:value-type="float">
            <text:p>20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86" office:value-type="float">
            <text:p>4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187" office:value-type="float">
            <text:p>121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25" office:value-type="float">
            <text:p>5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30" office:value-type="float">
            <text:p>9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41" office:value-type="float">
            <text:p>10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598" office:value-type="float">
            <text:p>43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067" office:value-type="float">
            <text:p>57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17" office:value-type="float">
            <text:p>12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219" office:value-type="float">
            <text:p>192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142" office:value-type="float">
            <text:p>32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66" office:value-type="float">
            <text:p>64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05" office:value-type="float">
            <text:p>142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895" office:value-type="float">
            <text:p>98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00" office:value-type="float">
            <text:p>35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81" office:value-type="float">
            <text:p>5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3" office:value-type="float">
            <text:p>48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73" office:value-type="float">
            <text:p>32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77" office:value-type="float">
            <text:p>5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58" office:value-type="float">
            <text:p>10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16" office:value-type="float">
            <text:p>54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402" office:value-type="float">
            <text:p>9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35" office:value-type="float">
            <text:p>41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04" office:value-type="float">
            <text:p>1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23" office:value-type="float">
            <text:p>42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1" office:value-type="float">
            <text:p>68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52" office:value-type="float">
            <text:p>5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59" office:value-type="float">
            <text:p>11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2" office:value-type="float">
            <text:p>29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848" office:value-type="float">
            <text:p>19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18" office:value-type="float">
            <text:p>47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92" office:value-type="float">
            <text:p>6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85" office:value-type="float">
            <text:p>6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7" office:value-type="float">
            <text:p>5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75" office:value-type="float">
            <text:p>116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51" office:value-type="float">
            <text:p>3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350" office:value-type="float">
            <text:p>16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24" office:value-type="float">
            <text:p>58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16" office:value-type="float">
            <text:p>70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9" office:value-type="float">
            <text:p>36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67" office:value-type="float">
            <text:p>50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44" office:value-type="float">
            <text:p>39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984" office:value-type="float">
            <text:p>9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33" office:value-type="float">
            <text:p>2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615" office:value-type="float">
            <text:p>146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106" office:value-type="float">
            <text:p>221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45" office:value-type="float">
            <text:p>8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492" office:value-type="float">
            <text:p>164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03" office:value-type="float">
            <text:p>5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32" office:value-type="float">
            <text:p>56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50" office:value-type="float">
            <text:p>29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35" office:value-type="float">
            <text:p>18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43" office:value-type="float">
            <text:p>100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88" office:value-type="float">
            <text:p>3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972" office:value-type="float">
            <text:p>39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57" office:value-type="float">
            <text:p>3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580" office:value-type="float">
            <text:p>14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16" office:value-type="float">
            <text:p>8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54" office:value-type="float">
            <text:p>2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40" office:value-type="float">
            <text:p>7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238" office:value-type="float">
            <text:p>8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20" office:value-type="float">
            <text:p>55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04" office:value-type="float">
            <text:p>58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56" office:value-type="float">
            <text:p>5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076" office:value-type="float">
            <text:p>310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44" office:value-type="float">
            <text:p>108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32" office:value-type="float">
            <text:p>55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71" office:value-type="float">
            <text:p>47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63" office:value-type="float">
            <text:p>54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435" office:value-type="float">
            <text:p>184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886" office:value-type="float">
            <text:p>73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4" office:value-type="float">
            <text:p>3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99" office:value-type="float">
            <text:p>15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253" office:value-type="float">
            <text:p>5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056" office:value-type="float">
            <text:p>22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232" office:value-type="float">
            <text:p>122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42" office:value-type="float">
            <text:p>77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59" office:value-type="float">
            <text:p>6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18" office:value-type="float">
            <text:p>119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40" office:value-type="float">
            <text:p>12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310" office:value-type="float">
            <text:p>83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72" office:value-type="float">
            <text:p>32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37" office:value-type="float">
            <text:p>101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66" office:value-type="float">
            <text:p>8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13" office:value-type="float">
            <text:p>125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71" office:value-type="float">
            <text:p>113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361" office:value-type="float">
            <text:p>15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691" office:value-type="float">
            <text:p>46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11" office:value-type="float">
            <text:p>84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8" office:value-type="float">
            <text:p>42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92" office:value-type="float">
            <text:p>8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042" office:value-type="float">
            <text:p>260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085" office:value-type="float">
            <text:p>5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20" office:value-type="float">
            <text:p>131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63" office:value-type="float">
            <text:p>43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67" office:value-type="float">
            <text:p>55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427" office:value-type="float">
            <text:p>14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3254" office:value-type="float">
            <text:p>33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05" office:value-type="float">
            <text:p>110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19" office:value-type="float">
            <text:p>6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77" office:value-type="float">
            <text:p>40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09" office:value-type="float">
            <text:p>48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820" office:value-type="float">
            <text:p>148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54" office:value-type="float">
            <text:p>6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60" office:value-type="float">
            <text:p>11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261" office:value-type="float">
            <text:p>352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92" office:value-type="float">
            <text:p>11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62" office:value-type="float">
            <text:p>14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8" office:value-type="float">
            <text:p>4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423" office:value-type="float">
            <text:p>6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9" office:value-type="float">
            <text:p>34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410" office:value-type="float">
            <text:p>10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287" office:value-type="float">
            <text:p>152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29" office:value-type="float">
            <text:p>20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339" office:value-type="float">
            <text:p>63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98" office:value-type="float">
            <text:p>213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52" office:value-type="float">
            <text:p>8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859" office:value-type="float">
            <text:p>22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75" office:value-type="float">
            <text:p>7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95" office:value-type="float">
            <text:p>5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72" office:value-type="float">
            <text:p>97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07" office:value-type="float">
            <text:p>13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066" office:value-type="float">
            <text:p>25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353" office:value-type="float">
            <text:p>53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88" office:value-type="float">
            <text:p>222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180" office:value-type="float">
            <text:p>171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091" office:value-type="float">
            <text:p>380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1647" office:value-type="float">
            <text:p>2916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636" office:value-type="float">
            <text:p>66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33" office:value-type="float">
            <text:p>7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07" office:value-type="float">
            <text:p>114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38" office:value-type="float">
            <text:p>4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237" office:value-type="float">
            <text:p>4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265" office:value-type="float">
            <text:p>72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476" office:value-type="float">
            <text:p>84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74" office:value-type="float">
            <text:p>7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7" office:value-type="float">
            <text:p>2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17" office:value-type="float">
            <text:p>45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7350" office:value-type="float">
            <text:p>373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4" office:value-type="float">
            <text:p>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40" office:value-type="float">
            <text:p>11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89" office:value-type="float">
            <text:p>68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11" office:value-type="float">
            <text:p>5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940" office:value-type="float">
            <text:p>16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97" office:value-type="float">
            <text:p>36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38" office:value-type="float">
            <text:p>5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954" office:value-type="float">
            <text:p>59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971" office:value-type="float">
            <text:p>139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580" office:value-type="float">
            <text:p>85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397" office:value-type="float">
            <text:p>243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690" office:value-type="float">
            <text:p>136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577" office:value-type="float">
            <text:p>11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16" office:value-type="float">
            <text:p>32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6103" office:value-type="float">
            <text:p>261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762" office:value-type="float">
            <text:p>15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764" office:value-type="float">
            <text:p>217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40" office:value-type="float">
            <text:p>9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428" office:value-type="float">
            <text:p>7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6443" office:value-type="float">
            <text:p>36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91" office:value-type="float">
            <text:p>34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518" office:value-type="float">
            <text:p>165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16" office:value-type="float">
            <text:p>78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661" office:value-type="float">
            <text:p>10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661" office:value-type="float">
            <text:p>116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39" office:value-type="float">
            <text:p>25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320" office:value-type="float">
            <text:p>113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258" office:value-type="float">
            <text:p>13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717" office:value-type="float">
            <text:p>4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26" office:value-type="float">
            <text:p>6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07" office:value-type="float">
            <text:p>43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52" office:value-type="float">
            <text:p>95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056" office:value-type="float">
            <text:p>170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10" office:value-type="float">
            <text:p>2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16" office:value-type="float">
            <text:p>6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71" office:value-type="float">
            <text:p>11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3" office:value-type="float">
            <text:p>1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617" office:value-type="float">
            <text:p>19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6700" office:value-type="float">
            <text:p>967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198" office:value-type="float">
            <text:p>10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573" office:value-type="float">
            <text:p>155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618" office:value-type="float">
            <text:p>15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555" office:value-type="float">
            <text:p>45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57" office:value-type="float">
            <text:p>201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986" office:value-type="float">
            <text:p>129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09" office:value-type="float">
            <text:p>81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2403" office:value-type="float">
            <text:p>1124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14" office:value-type="float">
            <text:p>5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38" office:value-type="float">
            <text:p>67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08" office:value-type="float">
            <text:p>1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83" office:value-type="float">
            <text:p>88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5412" office:value-type="float">
            <text:p>15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028" office:value-type="float">
            <text:p>140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9744" office:value-type="float">
            <text:p>297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088" office:value-type="float">
            <text:p>11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171" office:value-type="float">
            <text:p>18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1337" office:value-type="float">
            <text:p>213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952" office:value-type="float">
            <text:p>329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049" office:value-type="float">
            <text:p>40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2295" office:value-type="float">
            <text:p>322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341" office:value-type="float">
            <text:p>193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74" office:value-type="float">
            <text:p>95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5913" office:value-type="float">
            <text:p>359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00" office:value-type="float">
            <text:p>109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275" office:value-type="float">
            <text:p>22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951" office:value-type="float">
            <text:p>49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8240" office:value-type="float">
            <text:p>182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011" office:value-type="float">
            <text:p>70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919" office:value-type="float">
            <text:p>10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834" office:value-type="float">
            <text:p>11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72" office:value-type="float">
            <text:p>41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009" office:value-type="float">
            <text:p>100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614" office:value-type="float">
            <text:p>126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07" office:value-type="float">
            <text:p>80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2399" office:value-type="float">
            <text:p>223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428" office:value-type="float">
            <text:p>13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6658" office:value-type="float">
            <text:p>166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481" office:value-type="float">
            <text:p>4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348" office:value-type="float">
            <text:p>12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876" office:value-type="float">
            <text:p>78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15" office:value-type="float">
            <text:p>48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4117" office:value-type="float">
            <text:p>241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834" office:value-type="float">
            <text:p>88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3138" office:value-type="float">
            <text:p>131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17" office:value-type="float">
            <text:p>43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88" office:value-type="float">
            <text:p>9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57" office:value-type="float">
            <text:p>68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529" office:value-type="float">
            <text:p>9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034" office:value-type="float">
            <text:p>8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565" office:value-type="float">
            <text:p>12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838" office:value-type="float">
            <text:p>68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790" office:value-type="float">
            <text:p>11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61" office:value-type="float">
            <text:p>41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253" office:value-type="float">
            <text:p>62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147" office:value-type="float">
            <text:p>19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853" office:value-type="float">
            <text:p>38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482" office:value-type="float">
            <text:p>114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061" office:value-type="float">
            <text:p>9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914" office:value-type="float">
            <text:p>69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4252" office:value-type="float">
            <text:p>142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754" office:value-type="float">
            <text:p>97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897" office:value-type="float">
            <text:p>108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9409" office:value-type="float">
            <text:p>19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118" office:value-type="float">
            <text:p>4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1922" office:value-type="float">
            <text:p>119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540" office:value-type="float">
            <text:p>5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124" office:value-type="float">
            <text:p>71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127" office:value-type="float">
            <text:p>61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118" office:value-type="float">
            <text:p>8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102" office:value-type="float">
            <text:p>67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781" office:value-type="float">
            <text:p>127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7732" office:value-type="float">
            <text:p>7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6786" office:value-type="float">
            <text:p>67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3192" office:value-type="float">
            <text:p>3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9381" office:value-type="float">
            <text:p>9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8610" office:value-type="float">
            <text:p>28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601" office:value-type="float">
            <text:p>56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2885" office:value-type="float">
            <text:p>128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875" office:value-type="float">
            <text:p>48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701" office:value-type="float">
            <text:p>57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4001" office:value-type="float">
            <text:p>540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4379" office:value-type="float">
            <text:p>43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8995" office:value-type="float">
            <text:p>89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0369" office:value-type="float">
            <text:p>10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17347" office:value-type="float">
            <text:p>17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340" office:value-type="float">
            <text:p>2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20164" office:value-type="float">
            <text:p>20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float" table:style-name="ce12" office:value="51960" office:value-type="float">
            <text:p>51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50" office:value-type="float">
            <text:p>12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33" office:value-type="float">
            <text:p>5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69" office:value-type="float">
            <text:p>113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83" office:value-type="float">
            <text:p>93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85" office:value-type="float">
            <text:p>4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26" office:value-type="float">
            <text:p>4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45" office:value-type="float">
            <text:p>138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91" office:value-type="float">
            <text:p>9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73" office:value-type="float">
            <text:p>8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08" office:value-type="float">
            <text:p>71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28" office:value-type="float">
            <text:p>47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976" office:value-type="float">
            <text:p>33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512" office:value-type="float">
            <text:p>75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545" office:value-type="float">
            <text:p>355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99" office:value-type="float">
            <text:p>46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19" office:value-type="float">
            <text:p>27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6" office:value-type="float">
            <text:p>17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96" office:value-type="float">
            <text:p>65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713" office:value-type="float">
            <text:p>407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932" office:value-type="float">
            <text:p>3729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26" office:value-type="float">
            <text:p>31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71" office:value-type="float">
            <text:p>6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309" office:value-type="float">
            <text:p>783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11" office:value-type="float">
            <text:p>64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873" office:value-type="float">
            <text:p>708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05" office:value-type="float">
            <text:p>30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48" office:value-type="float">
            <text:p>77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69" office:value-type="float">
            <text:p>7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90" office:value-type="float">
            <text:p>6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83" office:value-type="float">
            <text:p>30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69" office:value-type="float">
            <text:p>128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95" office:value-type="float">
            <text:p>155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59" office:value-type="float">
            <text:p>24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9" office:value-type="float">
            <text:p>26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38" office:value-type="float">
            <text:p>54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74" office:value-type="float">
            <text:p>8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06" office:value-type="float">
            <text:p>42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7" office:value-type="float">
            <text:p>26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88" office:value-type="float">
            <text:p>4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27" office:value-type="float">
            <text:p>90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24" office:value-type="float">
            <text:p>27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82" office:value-type="float">
            <text:p>4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07" office:value-type="float">
            <text:p>8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74" office:value-type="float">
            <text:p>66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61" office:value-type="float">
            <text:p>72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07" office:value-type="float">
            <text:p>330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34" office:value-type="float">
            <text:p>9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52" office:value-type="float">
            <text:p>66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24" office:value-type="float">
            <text:p>8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76" office:value-type="float">
            <text:p>141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0" office:value-type="float">
            <text:p>63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12" office:value-type="float">
            <text:p>134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37" office:value-type="float">
            <text:p>126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09" office:value-type="float">
            <text:p>184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65" office:value-type="float">
            <text:p>50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59" office:value-type="float">
            <text:p>173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0" office:value-type="float">
            <text:p>9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42" office:value-type="float">
            <text:p>93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31" office:value-type="float">
            <text:p>4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90" office:value-type="float">
            <text:p>4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96" office:value-type="float">
            <text:p>88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98" office:value-type="float">
            <text:p>9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33" office:value-type="float">
            <text:p>98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25" office:value-type="float">
            <text:p>45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16" office:value-type="float">
            <text:p>3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43" office:value-type="float">
            <text:p>47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69" office:value-type="float">
            <text:p>5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50" office:value-type="float">
            <text:p>13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44" office:value-type="float">
            <text:p>72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62" office:value-type="float">
            <text:p>11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60" office:value-type="float">
            <text:p>108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93" office:value-type="float">
            <text:p>74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37" office:value-type="float">
            <text:p>144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40" office:value-type="float">
            <text:p>146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316" office:value-type="float">
            <text:p>83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25" office:value-type="float">
            <text:p>7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061" office:value-type="float">
            <text:p>8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5" office:value-type="float">
            <text:p>9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18" office:value-type="float">
            <text:p>10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68" office:value-type="float">
            <text:p>155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94" office:value-type="float">
            <text:p>69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59" office:value-type="float">
            <text:p>9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10" office:value-type="float">
            <text:p>125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62" office:value-type="float">
            <text:p>166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479" office:value-type="float">
            <text:p>33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47" office:value-type="float">
            <text:p>118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53" office:value-type="float">
            <text:p>177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25" office:value-type="float">
            <text:p>99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24" office:value-type="float">
            <text:p>6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79" office:value-type="float">
            <text:p>11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21" office:value-type="float">
            <text:p>128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81" office:value-type="float">
            <text:p>86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81" office:value-type="float">
            <text:p>99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926" office:value-type="float">
            <text:p>45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42" office:value-type="float">
            <text:p>145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893" office:value-type="float">
            <text:p>158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347" office:value-type="float">
            <text:p>43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42" office:value-type="float">
            <text:p>8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88" office:value-type="float">
            <text:p>120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4" office:value-type="float">
            <text:p>4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54" office:value-type="float">
            <text:p>41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3" office:value-type="float">
            <text:p>22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06" office:value-type="float">
            <text:p>5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229" office:value-type="float">
            <text:p>242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19" office:value-type="float">
            <text:p>124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266" office:value-type="float">
            <text:p>122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92" office:value-type="float">
            <text:p>53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979" office:value-type="float">
            <text:p>60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13" office:value-type="float">
            <text:p>5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71" office:value-type="float">
            <text:p>95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60" office:value-type="float">
            <text:p>132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605" office:value-type="float">
            <text:p>176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30" office:value-type="float">
            <text:p>85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066" office:value-type="float">
            <text:p>130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17" office:value-type="float">
            <text:p>96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80" office:value-type="float">
            <text:p>33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30" office:value-type="float">
            <text:p>13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105" office:value-type="float">
            <text:p>52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86" office:value-type="float">
            <text:p>43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00" office:value-type="float">
            <text:p>82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84" office:value-type="float">
            <text:p>88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71" office:value-type="float">
            <text:p>5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44" office:value-type="float">
            <text:p>81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31" office:value-type="float">
            <text:p>60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569" office:value-type="float">
            <text:p>1015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66" office:value-type="float">
            <text:p>10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35" office:value-type="float">
            <text:p>542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77" office:value-type="float">
            <text:p>85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976" office:value-type="float">
            <text:p>73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36" office:value-type="float">
            <text:p>168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553" office:value-type="float">
            <text:p>13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062" office:value-type="float">
            <text:p>190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78" office:value-type="float">
            <text:p>42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69" office:value-type="float">
            <text:p>101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25" office:value-type="float">
            <text:p>5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96" office:value-type="float">
            <text:p>103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540" office:value-type="float">
            <text:p>125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129" office:value-type="float">
            <text:p>141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00" office:value-type="float">
            <text:p>17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21" office:value-type="float">
            <text:p>13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13" office:value-type="float">
            <text:p>10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50" office:value-type="float">
            <text:p>3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67" office:value-type="float">
            <text:p>46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47" office:value-type="float">
            <text:p>81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50" office:value-type="float">
            <text:p>70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46" office:value-type="float">
            <text:p>121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94" office:value-type="float">
            <text:p>56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529" office:value-type="float">
            <text:p>185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42" office:value-type="float">
            <text:p>112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92" office:value-type="float">
            <text:p>61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318" office:value-type="float">
            <text:p>173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35" office:value-type="float">
            <text:p>68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696" office:value-type="float">
            <text:p>366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94" office:value-type="float">
            <text:p>3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02" office:value-type="float">
            <text:p>61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74" office:value-type="float">
            <text:p>43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6729" office:value-type="float">
            <text:p>2267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48" office:value-type="float">
            <text:p>9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18" office:value-type="float">
            <text:p>4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48" office:value-type="float">
            <text:p>98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8449" office:value-type="float">
            <text:p>884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22" office:value-type="float">
            <text:p>58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39" office:value-type="float">
            <text:p>3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46" office:value-type="float">
            <text:p>7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06" office:value-type="float">
            <text:p>69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610" office:value-type="float">
            <text:p>766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27" office:value-type="float">
            <text:p>28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812" office:value-type="float">
            <text:p>568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10" office:value-type="float">
            <text:p>51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778" office:value-type="float">
            <text:p>147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25" office:value-type="float">
            <text:p>74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558" office:value-type="float">
            <text:p>175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89" office:value-type="float">
            <text:p>203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00" office:value-type="float">
            <text:p>90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08" office:value-type="float">
            <text:p>99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73" office:value-type="float">
            <text:p>73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26" office:value-type="float">
            <text:p>39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55" office:value-type="float">
            <text:p>184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790" office:value-type="float">
            <text:p>137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45" office:value-type="float">
            <text:p>91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979" office:value-type="float">
            <text:p>209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372" office:value-type="float">
            <text:p>223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494" office:value-type="float">
            <text:p>48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09" office:value-type="float">
            <text:p>75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086" office:value-type="float">
            <text:p>11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40" office:value-type="float">
            <text:p>39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541" office:value-type="float">
            <text:p>95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40" office:value-type="float">
            <text:p>30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797" office:value-type="float">
            <text:p>177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472" office:value-type="float">
            <text:p>194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283" office:value-type="float">
            <text:p>40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746" office:value-type="float">
            <text:p>107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3" office:value-type="float">
            <text:p>41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604" office:value-type="float">
            <text:p>406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227" office:value-type="float">
            <text:p>66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9" office:value-type="float">
            <text:p>4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7" office:value-type="float">
            <text:p>83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27" office:value-type="float">
            <text:p>212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67" office:value-type="float">
            <text:p>5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11" office:value-type="float">
            <text:p>106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37" office:value-type="float">
            <text:p>72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973" office:value-type="float">
            <text:p>429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7" office:value-type="float">
            <text:p>39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695" office:value-type="float">
            <text:p>26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86" office:value-type="float">
            <text:p>168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304" office:value-type="float">
            <text:p>33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34" office:value-type="float">
            <text:p>97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184" office:value-type="float">
            <text:p>181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66" office:value-type="float">
            <text:p>79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631" office:value-type="float">
            <text:p>21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41" office:value-type="float">
            <text:p>984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1" office:value-type="float">
            <text:p>22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18" office:value-type="float">
            <text:p>3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787" office:value-type="float">
            <text:p>2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0" office:value-type="float">
            <text:p>74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709" office:value-type="float">
            <text:p>1570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96" office:value-type="float">
            <text:p>51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806" office:value-type="float">
            <text:p>168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07" office:value-type="float">
            <text:p>58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663" office:value-type="float">
            <text:p>206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919" office:value-type="float">
            <text:p>259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8" office:value-type="float">
            <text:p>20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43" office:value-type="float">
            <text:p>5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52" office:value-type="float">
            <text:p>64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81" office:value-type="float">
            <text:p>53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549" office:value-type="float">
            <text:p>145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657" office:value-type="float">
            <text:p>106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20" office:value-type="float">
            <text:p>70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98" office:value-type="float">
            <text:p>205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57" office:value-type="float">
            <text:p>52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18" office:value-type="float">
            <text:p>120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07" office:value-type="float">
            <text:p>6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84" office:value-type="float">
            <text:p>948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35" office:value-type="float">
            <text:p>373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855" office:value-type="float">
            <text:p>45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83" office:value-type="float">
            <text:p>52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55" office:value-type="float">
            <text:p>599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62" office:value-type="float">
            <text:p>134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348" office:value-type="float">
            <text:p>20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526" office:value-type="float">
            <text:p>325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75" office:value-type="float">
            <text:p>62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628" office:value-type="float">
            <text:p>14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329" office:value-type="float">
            <text:p>9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8" office:value-type="float">
            <text:p>55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74" office:value-type="float">
            <text:p>47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86" office:value-type="float">
            <text:p>3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15" office:value-type="float">
            <text:p>53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44" office:value-type="float">
            <text:p>111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2" office:value-type="float">
            <text:p>33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12" office:value-type="float">
            <text:p>53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77" office:value-type="float">
            <text:p>97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51" office:value-type="float">
            <text:p>4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07" office:value-type="float">
            <text:p>115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14" office:value-type="float">
            <text:p>45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23" office:value-type="float">
            <text:p>6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6" office:value-type="float">
            <text:p>54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23" office:value-type="float">
            <text:p>114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554" office:value-type="float">
            <text:p>20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67" office:value-type="float">
            <text:p>48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08" office:value-type="float">
            <text:p>68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38" office:value-type="float">
            <text:p>63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92" office:value-type="float">
            <text:p>5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95" office:value-type="float">
            <text:p>116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70" office:value-type="float">
            <text:p>33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631" office:value-type="float">
            <text:p>166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3439" office:value-type="float">
            <text:p>6343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32" office:value-type="float">
            <text:p>67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23" office:value-type="float">
            <text:p>36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71" office:value-type="float">
            <text:p>4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26" office:value-type="float">
            <text:p>37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262" office:value-type="float">
            <text:p>102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56" office:value-type="float">
            <text:p>28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90" office:value-type="float">
            <text:p>6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225" office:value-type="float">
            <text:p>62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22" office:value-type="float">
            <text:p>154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321" office:value-type="float">
            <text:p>23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94" office:value-type="float">
            <text:p>87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21" office:value-type="float">
            <text:p>16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16" office:value-type="float">
            <text:p>51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59" office:value-type="float">
            <text:p>54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921" office:value-type="float">
            <text:p>29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21" office:value-type="float">
            <text:p>182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153" office:value-type="float">
            <text:p>101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07" office:value-type="float">
            <text:p>66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90" office:value-type="float">
            <text:p>39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960" office:value-type="float">
            <text:p>39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13" office:value-type="float">
            <text:p>34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81" office:value-type="float">
            <text:p>144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56" office:value-type="float">
            <text:p>875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22" office:value-type="float">
            <text:p>252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54" office:value-type="float">
            <text:p>75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33" office:value-type="float">
            <text:p>7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27" office:value-type="float">
            <text:p>55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85" office:value-type="float">
            <text:p>55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33" office:value-type="float">
            <text:p>5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805" office:value-type="float">
            <text:p>108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7" office:value-type="float">
            <text:p>54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90" office:value-type="float">
            <text:p>459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0" office:value-type="float">
            <text:p>41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8" office:value-type="float">
            <text:p>5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86" office:value-type="float">
            <text:p>18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819" office:value-type="float">
            <text:p>79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360" office:value-type="float">
            <text:p>153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03" office:value-type="float">
            <text:p>52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787" office:value-type="float">
            <text:p>217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424" office:value-type="float">
            <text:p>12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20" office:value-type="float">
            <text:p>76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33" office:value-type="float">
            <text:p>61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61" office:value-type="float">
            <text:p>117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99" office:value-type="float">
            <text:p>131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77" office:value-type="float">
            <text:p>837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76" office:value-type="float">
            <text:p>31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80" office:value-type="float">
            <text:p>1098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737" office:value-type="float">
            <text:p>87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768" office:value-type="float">
            <text:p>127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74" office:value-type="float">
            <text:p>112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28" office:value-type="float">
            <text:p>154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38" office:value-type="float">
            <text:p>463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361" office:value-type="float">
            <text:p>83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42" office:value-type="float">
            <text:p>91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707" office:value-type="float">
            <text:p>267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18" office:value-type="float">
            <text:p>13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enbaar Lichaam Z.IJ.P.</text:p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74" office:value-type="float">
            <text:p>54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06" office:value-type="float">
            <text:p>144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633" office:value-type="float">
            <text:p>336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387" office:value-type="float">
            <text:p>113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669" office:value-type="float">
            <text:p>666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26" office:value-type="float">
            <text:p>4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933" office:value-type="float">
            <text:p>493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268" office:value-type="float">
            <text:p>152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05" office:value-type="float">
            <text:p>67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12" office:value-type="float">
            <text:p>116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881" office:value-type="float">
            <text:p>368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97" office:value-type="float">
            <text:p>114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211" office:value-type="float">
            <text:p>142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71" office:value-type="float">
            <text:p>41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12" office:value-type="float">
            <text:p>35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316" office:value-type="float">
            <text:p>103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49" office:value-type="float">
            <text:p>1694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26" office:value-type="float">
            <text:p>202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118" office:value-type="float">
            <text:p>61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988" office:value-type="float">
            <text:p>229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92" office:value-type="float">
            <text:p>8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683" office:value-type="float">
            <text:p>2368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443" office:value-type="float">
            <text:p>74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68" office:value-type="float">
            <text:p>54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21" office:value-type="float">
            <text:p>133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8101" office:value-type="float">
            <text:p>281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75" office:value-type="float">
            <text:p>51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71" office:value-type="float">
            <text:p>228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85" office:value-type="float">
            <text:p>40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046" office:value-type="float">
            <text:p>1704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678" office:value-type="float">
            <text:p>3867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3608" office:value-type="float">
            <text:p>30360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89" office:value-type="float">
            <text:p>658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3" office:value-type="float">
            <text:p>7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179" office:value-type="float">
            <text:p>11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045" office:value-type="float">
            <text:p>40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21" office:value-type="float">
            <text:p>7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94" office:value-type="float">
            <text:p>71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85" office:value-type="float">
            <text:p>23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21" office:value-type="float">
            <text:p>462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752" office:value-type="float">
            <text:p>387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23" office:value-type="float">
            <text:p>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427" office:value-type="float">
            <text:p>1142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67" office:value-type="float">
            <text:p>676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02" office:value-type="float">
            <text:p>54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00" office:value-type="float">
            <text:p>3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254" office:value-type="float">
            <text:p>172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16" office:value-type="float">
            <text:p>571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859" office:value-type="float">
            <text:p>138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04" office:value-type="float">
            <text:p>85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5086" office:value-type="float">
            <text:p>250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29" office:value-type="float">
            <text:p>1332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087" office:value-type="float">
            <text:p>120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270" office:value-type="float">
            <text:p>727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44" office:value-type="float">
            <text:p>334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907" office:value-type="float">
            <text:p>269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375" office:value-type="float">
            <text:p>163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58" office:value-type="float">
            <text:p>228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12" office:value-type="float">
            <text:p>911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391" office:value-type="float">
            <text:p>73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410" office:value-type="float">
            <text:p>374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692" office:value-type="float">
            <text:p>36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999" office:value-type="float">
            <text:p>169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536" office:value-type="float">
            <text:p>753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420" office:value-type="float">
            <text:p>10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93" office:value-type="float">
            <text:p>116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51" office:value-type="float">
            <text:p>24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523" office:value-type="float">
            <text:p>115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74" office:value-type="float">
            <text:p>1317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31" office:value-type="float">
            <text:p>65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5" office:value-type="float">
            <text:p>43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85" office:value-type="float">
            <text:p>97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442" office:value-type="float">
            <text:p>174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19" office:value-type="float">
            <text:p>6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92" office:value-type="float">
            <text:p>1189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991" office:value-type="float">
            <text:p>199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100" office:value-type="float">
            <text:p>991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24" office:value-type="float">
            <text:p>98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6179" office:value-type="float">
            <text:p>161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431" office:value-type="float">
            <text:p>1543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720" office:value-type="float">
            <text:p>47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765" office:value-type="float">
            <text:p>197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796" office:value-type="float">
            <text:p>57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251" office:value-type="float">
            <text:p>132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948" office:value-type="float">
            <text:p>79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1591" office:value-type="float">
            <text:p>12159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24" office:value-type="float">
            <text:p>542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11" office:value-type="float">
            <text:p>671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40" office:value-type="float">
            <text:p>18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02" office:value-type="float">
            <text:p>90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5596" office:value-type="float">
            <text:p>1559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300" office:value-type="float">
            <text:p>1430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0648" office:value-type="float">
            <text:p>306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943" office:value-type="float">
            <text:p>1094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215" office:value-type="float">
            <text:p>182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152" office:value-type="float">
            <text:p>2115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4025" office:value-type="float">
            <text:p>3402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9" office:value-type="float">
            <text:p>37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3158" office:value-type="float">
            <text:p>331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798" office:value-type="float">
            <text:p>187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687" office:value-type="float">
            <text:p>96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7762" office:value-type="float">
            <text:p>377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86" office:value-type="float">
            <text:p>828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210" office:value-type="float">
            <text:p>1121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99" office:value-type="float">
            <text:p>59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501" office:value-type="float">
            <text:p>2250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863" office:value-type="float">
            <text:p>486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553" office:value-type="float">
            <text:p>655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0417" office:value-type="float">
            <text:p>204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87" office:value-type="float">
            <text:p>688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702" office:value-type="float">
            <text:p>117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79" office:value-type="float">
            <text:p>11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19" office:value-type="float">
            <text:p>43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66" office:value-type="float">
            <text:p>986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55" office:value-type="float">
            <text:p>1285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259" office:value-type="float">
            <text:p>82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2879" office:value-type="float">
            <text:p>22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415" office:value-type="float">
            <text:p>1341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7168" office:value-type="float">
            <text:p>1716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618" office:value-type="float">
            <text:p>26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651" office:value-type="float">
            <text:p>4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671" office:value-type="float">
            <text:p>1367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775" office:value-type="float">
            <text:p>777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97" office:value-type="float">
            <text:p>859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479" office:value-type="float">
            <text:p>44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4034" office:value-type="float">
            <text:p>240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258" office:value-type="float">
            <text:p>925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294" office:value-type="float">
            <text:p>32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982" office:value-type="float">
            <text:p>129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64" office:value-type="float">
            <text:p>416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093" office:value-type="float">
            <text:p>909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717" office:value-type="float">
            <text:p>671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414" office:value-type="float">
            <text:p>941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119" office:value-type="float">
            <text:p>81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682" office:value-type="float">
            <text:p>1268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61" office:value-type="float">
            <text:p>706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54" office:value-type="float">
            <text:p>1165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060" office:value-type="float">
            <text:p>606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281" office:value-type="float">
            <text:p>1928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42" office:value-type="float">
            <text:p>384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673" office:value-type="float">
            <text:p>1167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730" office:value-type="float">
            <text:p>973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095" office:value-type="float">
            <text:p>709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4420" office:value-type="float">
            <text:p>1442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832" office:value-type="float">
            <text:p>983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0559" office:value-type="float">
            <text:p>1055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9628" office:value-type="float">
            <text:p>196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888" office:value-type="float">
            <text:p>388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1862" office:value-type="float">
            <text:p>1186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651" office:value-type="float">
            <text:p>7651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85" office:value-type="float">
            <text:p>548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140" office:value-type="float">
            <text:p>714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818" office:value-type="float">
            <text:p>581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7819" office:value-type="float">
            <text:p>781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9013" office:value-type="float">
            <text:p>6901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2879" office:value-type="float">
            <text:p>12879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565" office:value-type="float">
            <text:p>856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6823" office:value-type="float">
            <text:p>682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50" office:value-type="float">
            <text:p>3150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8998" office:value-type="float">
            <text:p>899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31234" office:value-type="float">
            <text:p>3123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02" office:value-type="float">
            <text:p>5602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3306" office:value-type="float">
            <text:p>13306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107" office:value-type="float">
            <text:p>510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494" office:value-type="float">
            <text:p>549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6128" office:value-type="float">
            <text:p>5612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4304" office:value-type="float">
            <text:p>4304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105" office:value-type="float">
            <text:p>910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9903" office:value-type="float">
            <text:p>9903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18347" office:value-type="float">
            <text:p>1834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348" office:value-type="float">
            <text:p>2348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1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21245" office:value-type="float">
            <text:p>21245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float" table:style-name="ce12" office:value="55037" office:value-type="float">
            <text:p>55037</text:p>
          </table:table-cell>
          <table:table-cell table:number-columns-repeated="1021"/>
        </table:table-row>
        <table:table-row table:style-name="ro2">
          <table:table-cell ns41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1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table:style-name="ce5"/>
          <table:table-cell table:style-name="ce10"/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48.030655000</dc:date>
    <meta:editing-cycles>3</meta:editing-cycles>
    <meta:editing-duration>PT7M42S</meta:editing-duration>
    <meta:document-statistic meta:object-count="0" meta:cell-count="5737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